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D0000016FCB3065E50746F8B1.png" manifest:media-type="image/png"/>
  <manifest:file-entry manifest:full-path="Pictures/10000001000006C20000016FD0D4AADB31C6621E.png" manifest:media-type="image/png"/>
  <manifest:file-entry manifest:full-path="Pictures/100000010000073900000150D8786D1FEB4ABE67.png" manifest:media-type="image/png"/>
  <manifest:file-entry manifest:full-path="Pictures/100000010000073900000161A1990C7CA7644D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5a6" officeooo:paragraph-rsid="000a45a6"/>
    </style:style>
    <style:style style:name="P2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c2918" officeooo:paragraph-rsid="000c2918" style:font-size-asian="14pt" style:font-weight-asian="bold" style:font-size-complex="16pt" style:font-weight-complex="bold"/>
    </style:style>
    <style:style style:name="P4" style:family="paragraph" style:parent-style-name="Standard">
      <style:text-properties officeooo:rsid="000a45a6" officeooo:paragraph-rsid="000a45a6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3" style:family="text">
      <style:text-properties fo:font-size="22pt" style:font-size-asian="19.25pt" style:font-size-complex="22pt"/>
    </style:style>
    <style:style style:name="T4" style:family="text">
      <style:text-properties fo:font-size="22pt" fo:font-weight="bold" style:font-size-asian="19.25pt" style:font-weight-asian="bold" style:font-size-complex="22pt" style:font-weight-complex="bold"/>
    </style:style>
    <style:style style:name="T5" style:family="text">
      <style:text-properties fo:font-size="22pt" fo:font-weight="bold" officeooo:rsid="000c2918" style:font-size-asian="19.25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2918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fo:font-size="16pt" fo:font-weight="bold" style:font-size-asian="14pt" style:font-weight-asian="bold" style:font-size-complex="16pt" style:font-weight-complex="bold"/>
    </style:style>
    <style:style style:name="T10" style:family="text">
      <style:text-properties fo:font-size="16pt" fo:font-weight="bold" officeooo:rsid="000c2918" style:font-size-asian="14pt" style:font-weight-asian="bold" style:font-size-complex="16pt" style:font-weight-complex="bold"/>
    </style:style>
    <style:style style:name="T11" style:family="text">
      <style:text-properties fo:font-size="16pt" fo:font-weight="bold" officeooo:rsid="000d1ddd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/text:p>
      <text:p text:style-name="Standard"><text:span text:style-name="T4"><text:tab/><text:tab/><text:tab/><text:tab/></text:span><text:span text:style-name="T5">SQL Assignment no 12</text:span></text:p>
      <text:p text:style-name="Standard"><text:span text:style-name="T5"><text:s/><text:tab/><text:tab/>Using the operators IN,ANY,ans ALL</text:span></text:p>
      <text:p text:style-name="P3">1)</text:p>
      <text:p text:style-name="Standard"><draw:frame draw:style-name="fr1" draw:name="Image1" text:anchor-type="char" svg:x="0.333cm" svg:y="0.333cm" svg:width="17cm" svg:height="3.246cm" draw:z-index="0"><draw:image xlink:href="Pictures/100000010000073900000161A1990C7CA7644DC1.png" xlink:type="simple" xlink:show="embed" xlink:actuate="onLoad" draw:mime-type="image/png"/></draw:frame><text:s text:c="165"/></text:p>
      <text:p text:style-name="P2"><text:s text:c="4"/><text:span text:style-name="T7">2)</text:span> <text:s text:c="168"/></text:p>
      <text:p text:style-name="Standard"><draw:frame draw:style-name="fr1" draw:name="Image2" text:anchor-type="char" svg:x="0.291cm" svg:y="0.395cm" svg:width="17cm" svg:height="3.089cm" draw:z-index="1"><draw:image xlink:href="Pictures/100000010000073900000150D8786D1FEB4ABE67.png" xlink:type="simple" xlink:show="embed" xlink:actuate="onLoad" draw:mime-type="image/png"/></draw:frame></text:p>
      <text:p text:style-name="Standard"><text:s text:c="4"/><text:span text:style-name="T10">3)</text:span></text:p>
      <text:p text:style-name="Standard"><draw:frame draw:style-name="fr1" draw:name="Image3" text:anchor-type="char" svg:x="0.476cm" svg:y="0cm" svg:width="17cm" svg:height="3.605cm" draw:z-index="2"><draw:image xlink:href="Pictures/10000001000006C20000016FD0D4AADB31C6621E.png" xlink:type="simple" xlink:show="embed" xlink:actuate="onLoad" draw:mime-type="image/png"/></draw:frame><text:s text:c="178"/></text:p>
      <text:p text:style-name="P1"><text:s text:c="3"/><text:span text:style-name="T9"><text:s/></text:span><text:span text:style-name="T11">4)</text:span></text:p>
      <text:p text:style-name="P1"><text:span text:style-name="T11"><text:s text:c="4"/></text:span><draw:frame draw:style-name="fr1" draw:name="Image4" text:anchor-type="char" svg:x="0.635cm" svg:y="0.291cm" svg:width="17cm" svg:height="4.544cm" draw:z-index="3"><draw:image xlink:href="Pictures/100000010000055D0000016FCB3065E50746F8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35:14.003333149</meta:creation-date>
    <dc:date>2023-09-20T23:08:34.268123296</dc:date>
    <meta:editing-duration>PT3H34M58S</meta:editing-duration>
    <meta:editing-cycles>5</meta:editing-cycles>
    <meta:generator>LibreOffice/7.3.7.2$Linux_X86_64 LibreOffice_project/30$Build-2</meta:generator>
    <meta:document-statistic meta:table-count="0" meta:image-count="4" meta:object-count="0" meta:page-count="1" meta:paragraph-count="10" meta:word-count="13" meta:character-count="602" meta:non-whitespace-character-count="55"/>
  </office:meta>
</office:document-meta>
</file>